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29d8e" officeooo:paragraph-rsid="00029d8e"/>
    </style:style>
    <style:style style:name="P2" style:family="paragraph" style:parent-style-name="Standard">
      <style:text-properties officeooo:paragraph-rsid="00029d8e"/>
    </style:style>
    <style:style style:name="P3" style:family="paragraph" style:parent-style-name="Text_20_body">
      <style:text-properties officeooo:rsid="00029d8e" officeooo:paragraph-rsid="00029d8e"/>
    </style:style>
    <style:style style:name="P4" style:family="paragraph" style:parent-style-name="Standard">
      <style:text-properties officeooo:rsid="00034c86" officeooo:paragraph-rsid="00034c86"/>
    </style:style>
    <style:style style:name="T1" style:family="text">
      <style:text-properties officeooo:rsid="00029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finity</text:p>
      <text:p text:style-name="P1">It started from this video</text:p>
      <text:p text:style-name="P1"><text:a xlink:type="simple" xlink:href="https://www.youtube.com/watch?v=ra_9zU-mnl8" text:style-name="Internet_20_link" text:visited-style-name="Visited_20_Internet_20_Link">Gridfinity: Your Ultimate Modular Workshop is FREE!</text:a> </text:p>
      <text:p text:style-name="P1"/>
      <text:p text:style-name="P1">Zack Freedman </text:p>
      <text:p text:style-name="P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Gridfinity Origins</text:p>
            <text:p text:style-name="Table_20_Contents">Alexander Chappels Assortment System, licensed under CC-A-NC-SA, partly inspired Zack Freedman's initial designs of Gridfinity. The Gridfinity designs were first released in the video "Gridfinity: Your Ultimate Modular Workshop is FREE!" as a framework for the community to extend.</text:p>
            <text:p text:style-name="Table_20_Contents"/>
            <text:p text:style-name="Table_20_Contents">Now Gridfinity is in the hands of a thriving community that continually adapts it to their needs. We invite you to join this community by using and adapting the system!</text:p>
          </table:table-cell>
        </table:table-row>
      </table:table>
      <text:p text:style-name="P1"/>
      <text:p text:style-name="P1"/>
      <text:p text:style-name="P1"/>
      <text:p text:style-name="P1"><text:a xlink:type="simple" xlink:href="https://gridfinity.wiki/" text:style-name="Internet_20_link" text:visited-style-name="Visited_20_Internet_20_Link">Home | Gridfinity Wiki</text:a> </text:p>
      <text:p text:style-name="P1"/>
      <text:p text:style-name="P1"/>
      <text:p text:style-name="P1"/>
      <text:p text:style-name="P2"><text:span text:style-name="T1">Online generators </text:span><text:a xlink:type="simple" xlink:href="https://gridfinity.bouwens.co/" text:style-name="Internet_20_link" text:visited-style-name="Visited_20_Internet_20_Link">Gridfinity Creator</text:a> </text:p>
      <text:p text:style-name="P2"/>
      <text:p text:style-name="P2"/>
      <text:h text:style-name="Heading_20_2" text:outline-level="2">ClickFinity</text:h>
      <text:p text:style-name="P3">The idea is to use click instead of magnets to hold all parts together</text:p>
      <text:p text:style-name="P3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Now there is a new version: Rackfinity</text:p>
      <text:p text:style-name="P1"><text:a xlink:type="simple" xlink:href="https://github.com/jrymk/rackfinity" text:style-name="Internet_20_link" text:visited-style-name="Visited_20_Internet_20_Link">GitHub - jrymk/rackfinity: rack-like grid standard for storage bins and custom holders</text:a> </text:p>
      <text:p text:style-name="P1"/>
      <text:p text:style-name="P1"/>
      <text:p text:style-name="P1"/>
      <text:p text:style-name="P1"><text:a xlink:type="simple" xlink:href="https://makerworld.com/it/models/135298#profileId-147888" text:style-name="Internet_20_link" text:visited-style-name="Visited_20_Internet_20_Link">Clickfinity Refined LITE Remixato da smittyrn - Maker World</text:a> </text:p>
      <text:p text:style-name="P1"/>
      <text:p text:style-name="P1"/>
      <text:p text:style-name="P4">Ho provato questo</text:p>
      <text:p text:style-name="P4">CFR+Lite+2x2.3mf</text:p>
      <text:p text:style-name="P4"/>
      <text:p text:style-name="P4"><text:a xlink:type="simple" xlink:href="https://makerworld.com/it/models/618999?from=search#profileId-542902" text:style-name="Internet_20_link" text:visited-style-name="Visited_20_Internet_20_Link">Piastra di base Clickfinity Gridfinity (SENZA MAGNETI) Remixato da MooseMan - Maker World</text:a> </text:p>
      <text:p text:style-name="P4"/>
      <text:p text:style-name="P4">Sembra che le piastre sia compatibili con GridFinit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1-30T13:34:45.976000000</dc:date>
    <meta:editing-duration>PT5M2S</meta:editing-duration>
    <meta:editing-cycles>1</meta:editing-cycles>
    <meta:document-statistic meta:table-count="1" meta:image-count="0" meta:object-count="0" meta:page-count="1" meta:paragraph-count="20" meta:word-count="200" meta:character-count="1300" meta:non-whitespace-character-count="1111"/>
    <meta:generator>LibreOffice/24.8.4.2$Windows_X86_64 LibreOffice_project/bb3cfa12c7b1bf994ecc5649a80400d06cd71002</meta:generator>
  </office:meta>
</office:document-meta>
</file>